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DejaVuSansMono" svg:font-family="DejaVuSansMono" style:font-pitch="variable"/>
    <style:font-face style:name="DejaVuSansMono1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marker-start="" draw:marker-end="" draw:fill="none" draw:textarea-horizontal-align="center" draw:textarea-vertical-align="middle" draw:ole-draw-aspect="1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0.38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dddddd"/>
    </style:style>
    <style:style style:name="co1" style:family="table-column">
      <style:table-column-properties style:column-width="3.645cm" style:use-optimal-column-width="false"/>
    </style:style>
    <style:style style:name="co2" style:family="table-column">
      <style:table-column-properties style:column-width="3.688cm" style:use-optimal-column-width="false"/>
    </style:style>
    <style:style style:name="co3" style:family="table-column">
      <style:table-column-properties style:column-width="7.416cm" style:use-optimal-column-width="false"/>
    </style:style>
    <style:style style:name="co4" style:family="table-column">
      <style:table-column-properties style:column-width="2.396cm" style:use-optimal-column-width="false"/>
    </style:style>
    <style:style style:name="ro1" style:family="table-row">
      <style:table-row-properties style:row-height="1.499cm" style:use-optimal-row-height="false"/>
    </style:style>
    <style:style style:name="ro2" style:family="table-row">
      <style:table-row-properties style:row-height="1.724cm" style:use-optimal-row-height="false"/>
    </style:style>
    <style:style style:name="ro3" style:family="table-row">
      <style:table-row-properties style:row-height="1.099cm" style:use-optimal-row-height="false"/>
    </style:style>
    <style:style style:name="ro4" style:family="table-row">
      <style:table-row-properties style:row-height="1.279cm" style:use-optimal-row-height="false"/>
    </style:style>
    <style:style style:name="ro5" style:family="table-row">
      <style:table-row-properties style:row-height="1.451cm" style:use-optimal-row-height="false"/>
    </style:style>
    <style:style style:name="ro6" style:family="table-row">
      <style:table-row-properties style:row-height="1.235cm" style:use-optimal-row-height="false"/>
    </style:style>
    <style:style style:name="ro7" style:family="table-row">
      <style:table-row-properties style:row-height="1.102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7" style:family="paragraph">
      <loext:graphic-properties draw:fill="solid" draw:fill-color="#dddddd"/>
    </style:style>
    <style:style style:name="T1" style:family="text">
      <style:text-properties style:font-name="Times New Roman" fo:font-size="14pt" style:font-name-complex="Times New Roman" style:font-size-complex="14pt"/>
    </style:style>
    <style:style style:name="T2" style:family="text">
      <style:text-properties fo:color="#000000" loext:opacity="100%" style:font-name="DejaVuSans1" fo:font-size="8pt" fo:font-weight="normal" style:font-size-asian="8pt" style:font-weight-asian="normal" style:font-name-complex="DejaVuSans1" style:font-size-complex="8pt" style:font-weight-complex="normal"/>
    </style:style>
    <style:style style:name="T3" style:family="text">
      <style:text-properties fo:color="#aa5500" loext:opacity="100%" style:font-name="DejaVuSansMono1" fo:font-size="10.8999996185303pt" fo:font-weight="normal" style:font-size-asian="10.8999996185303pt" style:font-weight-asian="normal" style:font-name-complex="DejaVuSansMono1" style:font-size-complex="10.8999996185303pt" style:font-weight-complex="normal"/>
    </style:style>
    <style:style style:name="T4" style:family="text">
      <style:text-properties fo:color="#3300aa" loext:opacity="100%" style:font-name="DejaVuSansMono1" fo:font-size="10.8999996185303pt" fo:font-weight="normal" style:font-size-asian="10.8999996185303pt" style:font-weight-asian="normal" style:font-name-complex="DejaVuSansMono1" style:font-size-complex="10.8999996185303pt" style:font-weight-complex="normal"/>
    </style:style>
    <style:style style:name="T5" style:family="text">
      <style:text-properties fo:color="#000000" loext:opacity="100%" style:font-name="DejaVuSansMono1" fo:font-size="10.8999996185303pt" fo:font-weight="normal" style:font-size-asian="10.8999996185303pt" style:font-weight-asian="normal" style:font-name-complex="DejaVuSansMono1" style:font-size-complex="10.8999996185303pt" style:font-weight-complex="normal"/>
    </style:style>
    <style:style style:name="T6" style:family="text">
      <style:text-properties fo:color="#aa1111" loext:opacity="100%" style:font-name="DejaVuSansMono1" fo:font-size="10.8999996185303pt" fo:font-weight="normal" style:font-size-asian="10.8999996185303pt" style:font-weight-asian="normal" style:font-name-complex="DejaVuSansMono1" style:font-size-complex="10.8999996185303pt" style:font-weight-complex="normal"/>
    </style:style>
    <style:style style:name="T7" style:family="text">
      <style:text-properties fo:color="#770088" loext:opacity="100%" style:font-name="DejaVuSansMono1" fo:font-size="10.8999996185303pt" fo:font-weight="normal" style:font-size-asian="10.8999996185303pt" style:font-weight-asian="normal" style:font-name-complex="DejaVuSansMono1" style:font-size-complex="10.8999996185303pt" style:font-weight-complex="normal"/>
    </style:style>
    <style:style style:name="T8" style:family="text">
      <style:text-properties fo:color="#116644" loext:opacity="100%" style:font-name="DejaVuSansMono1" fo:font-size="10.8999996185303pt" fo:font-weight="normal" style:font-size-asian="10.8999996185303pt" style:font-weight-asian="normal" style:font-name-complex="DejaVuSansMono1" style:font-size-complex="10.8999996185303pt" style:font-weight-complex="normal"/>
    </style:style>
    <style:style style:name="T9" style:family="text">
      <style:text-properties fo:color="#0000ff" loext:opacity="100%" style:font-name="DejaVuSansMono1" fo:font-size="10.8999996185303pt" fo:font-weight="normal" style:font-size-asian="10.8999996185303pt" style:font-weight-asian="normal" style:font-name-complex="DejaVuSansMono1" style:font-size-complex="10.8999996185303pt" style:font-weight-complex="normal"/>
    </style:style>
    <style:style style:name="T10" style:family="text">
      <style:text-properties fo:color="#454545" loext:opacity="100%" style:font-name="DejaVuSansMono1" fo:font-size="10.8999996185303pt" fo:font-weight="normal" style:font-size-asian="10.8999996185303pt" style:font-weight-asian="normal" style:font-name-complex="DejaVuSansMono1" style:font-size-complex="10.899999618530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standard" draw:layer="layout" svg:width="17.144cm" svg:height="12.391cm" svg:x="2.209cm" svg:y="6.8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1"><text:span text:style-name="T1">A</text:span><text:span text:style-name="T1">m</text:span><text:span text:style-name="T1">o</text:span><text:span text:style-name="T1">s</text:span></text:p>
              </table:table-cell>
              <table:table-cell>
                <text:p text:style-name="P1"><text:span text:style-name="T1">I</text:span><text:span text:style-name="T1">s</text:span><text:span text:style-name="T1">a</text:span><text:span text:style-name="T1">n</text:span><text:span text:style-name="T1">d</text:span><text:span text:style-name="T1">u</text:span><text:span text:style-name="T1">l</text:span><text:span text:style-name="T1">a</text:span></text:p>
              </table:table-cell>
              <table:table-cell>
                <text:p text:style-name="P1"><text:span text:style-name="T1">m</text:span><text:span text:style-name="T1">b</text:span><text:span text:style-name="T1">u</text:span><text:span text:style-name="T1">k</text:span><text:span text:style-name="T1">i</text:span><text:span text:style-name="T1">z</text:span><text:span text:style-name="T1">a</text:span><text:span text:style-name="T1">a</text:span><text:span text:style-name="T1">@</text:span><text:span text:style-name="T1">y</text:span><text:span text:style-name="T1">a</text:span><text:span text:style-name="T1">h</text:span><text:span text:style-name="T1">o</text:span><text:span text:style-name="T1">o</text:span><text:span text:style-name="T1">.</text:span><text:span text:style-name="T1">c</text:span><text:span text:style-name="T1">o</text:span><text:span text:style-name="T1">m</text:span></text:p>
              </table:table-cell>
              <table:table-cell>
                <text:p text:style-name="P1"><text:span text:style-name="T1">K</text:span><text:span text:style-name="T1">e</text:span><text:span text:style-name="T1">n</text:span><text:span text:style-name="T1">y</text:span><text:span text:style-name="T1">a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1">B</text:span><text:span text:style-name="T1">e</text:span><text:span text:style-name="T1">l</text:span><text:span text:style-name="T1">v</text:span><text:span text:style-name="T1">i</text:span><text:span text:style-name="T1">n</text:span></text:p>
              </table:table-cell>
              <table:table-cell>
                <text:p text:style-name="P1"><text:span text:style-name="T1">K</text:span><text:span text:style-name="T1">i</text:span><text:span text:style-name="T1">r</text:span><text:span text:style-name="T1">a</text:span><text:span text:style-name="T1">m</text:span><text:span text:style-name="T1">b</text:span><text:span text:style-name="T1">e</text:span><text:span text:style-name="T1">g</text:span><text:span text:style-name="T1">a</text:span></text:p>
              </table:table-cell>
              <table:table-cell>
                <text:p text:style-name="P1"><text:span text:style-name="T1">b</text:span><text:span text:style-name="T1">e</text:span><text:span text:style-name="T1">l</text:span><text:span text:style-name="T1">v</text:span><text:span text:style-name="T1">i</text:span><text:span text:style-name="T1">n</text:span><text:span text:style-name="T1">k</text:span><text:span text:style-name="T1">i</text:span><text:span text:style-name="T1">r</text:span><text:span text:style-name="T1">a</text:span><text:span text:style-name="T1">m</text:span><text:span text:style-name="T1">b</text:span><text:span text:style-name="T1">e</text:span><text:span text:style-name="T1">g</text:span><text:span text:style-name="T1">a</text:span><text:span text:style-name="T1">@</text:span><text:span text:style-name="T1">g</text:span><text:span text:style-name="T1">m</text:span><text:span text:style-name="T1">a</text:span><text:span text:style-name="T1">i</text:span><text:span text:style-name="T1">l</text:span><text:span text:style-name="T1">.</text:span><text:span text:style-name="T1">c</text:span><text:span text:style-name="T1">o</text:span><text:span text:style-name="T1">m</text:span></text:p>
              </table:table-cell>
              <table:table-cell>
                <text:p text:style-name="P1"><text:span text:style-name="T1">K</text:span><text:span text:style-name="T1">e</text:span><text:span text:style-name="T1">n</text:span><text:span text:style-name="T1">y</text:span><text:span text:style-name="T1">a</text:span></text:p>
              </table:table-cell>
            </table:table-row>
            <table:table-row table:style-name="ro3" table:default-cell-style-name="gray1">
              <table:table-cell>
                <text:p text:style-name="P1"><text:span text:style-name="T1">K</text:span><text:span text:style-name="T1">e</text:span><text:span text:style-name="T1">z</text:span><text:span text:style-name="T1">i</text:span><text:span text:style-name="T1">a</text:span><text:span text:style-name="T1">h</text:span></text:p>
              </table:table-cell>
              <table:table-cell>
                <text:p text:style-name="P1"><text:span text:style-name="T1">K</text:span><text:span text:style-name="T1">a</text:span><text:span text:style-name="T1">l</text:span><text:span text:style-name="T1">i</text:span><text:span text:style-name="T1">m</text:span><text:span text:style-name="T1">i</text:span></text:p>
              </table:table-cell>
              <table:table-cell>
                <text:p text:style-name="P1"><text:span text:style-name="T1">k</text:span><text:span text:style-name="T1">e</text:span><text:span text:style-name="T1">z</text:span><text:span text:style-name="T1">i</text:span><text:span text:style-name="T1">a</text:span><text:span text:style-name="T1">h</text:span><text:span text:style-name="T1">k</text:span><text:span text:style-name="T1">a</text:span><text:span text:style-name="T1">l</text:span><text:span text:style-name="T1">i</text:span><text:span text:style-name="T1">m</text:span><text:span text:style-name="T1">i</text:span><text:span text:style-name="T1">@</text:span><text:span text:style-name="T1">g</text:span><text:span text:style-name="T1">m</text:span><text:span text:style-name="T1">a</text:span><text:span text:style-name="T1">i</text:span><text:span text:style-name="T1">l</text:span><text:span text:style-name="T1">.</text:span><text:span text:style-name="T1">c</text:span><text:span text:style-name="T1">o</text:span><text:span text:style-name="T1">m</text:span></text:p>
              </table:table-cell>
              <table:table-cell>
                <text:p text:style-name="P1"><text:span text:style-name="T1">K</text:span><text:span text:style-name="T1">e</text:span><text:span text:style-name="T1">n</text:span><text:span text:style-name="T1">y</text:span><text:span text:style-name="T1">a</text:span></text:p>
              </table:table-cell>
            </table:table-row>
            <table:table-row table:style-name="ro4" table:default-cell-style-name="gray2">
              <table:table-cell>
                <text:p text:style-name="P1"><text:span text:style-name="T1">D</text:span><text:span text:style-name="T1">a</text:span><text:span text:style-name="T1">n</text:span></text:p>
              </table:table-cell>
              <table:table-cell>
                <text:p text:style-name="P1"><text:span text:style-name="T1">M</text:span><text:span text:style-name="T1">w</text:span><text:span text:style-name="T1">i</text:span><text:span text:style-name="T1">r</text:span><text:span text:style-name="T1">i</text:span><text:span text:style-name="T1">g</text:span><text:span text:style-name="T1">i</text:span></text:p>
              </table:table-cell>
              <table:table-cell>
                <text:p text:style-name="P1"><text:span text:style-name="T1">m</text:span><text:span text:style-name="T1">i</text:span><text:span text:style-name="T1">c</text:span><text:span text:style-name="T1">e</text:span><text:span text:style-name="T1">r</text:span><text:span text:style-name="T1">e</text:span><text:span text:style-name="T1">m</text:span><text:span text:style-name="T1">w</text:span><text:span text:style-name="T1">i</text:span><text:span text:style-name="T1">r</text:span><text:span text:style-name="T1">i</text:span><text:span text:style-name="T1">g</text:span><text:span text:style-name="T1">i</text:span><text:span text:style-name="T1">@</text:span><text:span text:style-name="T1">g</text:span><text:span text:style-name="T1">m</text:span><text:span text:style-name="T1">a</text:span><text:span text:style-name="T1">i</text:span><text:span text:style-name="T1">l</text:span><text:span text:style-name="T1">.</text:span><text:span text:style-name="T1">c</text:span><text:span text:style-name="T1">o</text:span><text:span text:style-name="T1">m</text:span></text:p>
              </table:table-cell>
              <table:table-cell>
                <text:p text:style-name="P1"><text:span text:style-name="T1">K</text:span><text:span text:style-name="T1">e</text:span><text:span text:style-name="T1">n</text:span><text:span text:style-name="T1">y</text:span><text:span text:style-name="T1">a</text:span></text:p>
              </table:table-cell>
            </table:table-row>
            <table:table-row table:style-name="ro4" table:default-cell-style-name="gray1">
              <table:table-cell>
                <text:p text:style-name="P1"><text:span text:style-name="T1">J</text:span><text:span text:style-name="T1">o</text:span><text:span text:style-name="T1">s</text:span><text:span text:style-name="T1">e</text:span><text:span text:style-name="T1">p</text:span><text:span text:style-name="T1">h</text:span><text:span text:style-name="T1">a</text:span><text:span text:style-name="T1">t</text:span></text:p>
              </table:table-cell>
              <table:table-cell>
                <text:p text:style-name="P1"><text:span text:style-name="T1">O</text:span><text:span text:style-name="T1">n</text:span><text:span text:style-name="T1">k</text:span><text:span text:style-name="T1">o</text:span><text:span text:style-name="T1">b</text:span><text:span text:style-name="T1">a</text:span></text:p>
              </table:table-cell>
              <table:table-cell>
                <text:p text:style-name="P1"><text:span text:style-name="T1">josephatonkoba30@gmail.com</text:span></text:p>
              </table:table-cell>
              <table:table-cell>
                <text:p text:style-name="P1"><text:span text:style-name="T1">Kenya</text:span></text:p>
              </table:table-cell>
            </table:table-row>
            <table:table-row table:style-name="ro2" table:default-cell-style-name="gray2">
              <table:table-cell>
                <text:p text:style-name="P1"><text:span text:style-name="T1">Silas Owiti</text:span></text:p>
              </table:table-cell>
              <table:table-cell>
                <text:p text:style-name="P1"><text:span text:style-name="T1">Owuor</text:span></text:p>
              </table:table-cell>
              <table:table-cell>
                <text:p text:style-name="P1"><text:span text:style-name="T1">silaso</text:span><text:span text:style-name="T1">wuor</text:span><text:span text:style-name="T1">8@g</text:span><text:span text:style-name="T1">mail.</text:span><text:span text:style-name="T1">com</text:span></text:p>
              </table:table-cell>
              <table:table-cell>
                <text:p text:style-name="P1"><text:span text:style-name="T1">Kenya</text:span></text:p>
              </table:table-cell>
            </table:table-row>
            <table:table-row table:style-name="ro5" table:default-cell-style-name="gray1">
              <table:table-cell>
                <text:p text:style-name="P1"><text:span text:style-name="T1">Donnel</text:span></text:p>
              </table:table-cell>
              <table:table-cell>
                <text:p text:style-name="P1"><text:span text:style-name="T1">Ochieng</text:span></text:p>
              </table:table-cell>
              <table:table-cell>
                <text:p text:style-name="P1"><text:span text:style-name="T1">donnelochieng26</text:span><text:span text:style-name="T1">@gmail.com</text:span></text:p>
              </table:table-cell>
              <table:table-cell>
                <text:p text:style-name="P1"><text:span text:style-name="T1">Ke</text:span><text:span text:style-name="T1">ny</text:span><text:span text:style-name="T1">a</text:span></text:p>
              </table:table-cell>
            </table:table-row>
            <table:table-row table:style-name="ro6" table:default-cell-style-name="gray2">
              <table:table-cell>
                <text:p text:style-name="P1"><text:span text:style-name="T1">Malon</text:span></text:p>
              </table:table-cell>
              <table:table-cell>
                <text:p text:style-name="P1"><text:span text:style-name="T1">Kipleting</text:span></text:p>
              </table:table-cell>
              <table:table-cell>
                <text:p text:style-name="P1"><text:span text:style-name="T1">malonkipleting7</text:span><text:span text:style-name="T1">90@gmail.com</text:span></text:p>
              </table:table-cell>
              <table:table-cell>
                <text:p text:style-name="P1"><text:span text:style-name="T1">Kenya</text:span></text:p>
              </table:table-cell>
            </table:table-row>
            <table:table-row table:style-name="ro7" table:default-cell-style-name="gray1">
              <table:table-cell>
                <text:p text:style-name="P1"><text:span text:style-name="T1">Benard</text:span></text:p>
              </table:table-cell>
              <table:table-cell>
                <text:p text:style-name="P1"><text:span text:style-name="T1">Musau</text:span></text:p>
              </table:table-cell>
              <table:table-cell>
                <text:p text:style-name="P1"><text:span text:style-name="T1">musaub</text:span><text:span text:style-name="T1">m3@g</text:span><text:span text:style-name="T1">mail.co</text:span><text:span text:style-name="T1">m</text:span></text:p>
              </table:table-cell>
              <table:table-cell>
                <text:p text:style-name="P1"><text:span text:style-name="T1">Keny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6.908cm" svg:height="3.618cm" draw:transform="skewX (-0.124092909816797) translate (0.952cm 3.049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2" draw:style-name="dp1" draw:master-page-name="master-page3">
        <draw:polygon draw:style-name="gr2" draw:text-style-name="P3" draw:layer="layout" svg:width="28.034cm" svg:height="39.579cm" svg:x="0cm" svg:y="0cm" svg:viewBox="0 0 28035 39580" draw:points="0,0 28035,0 28035,39580 0,39580">
          <text:p/>
        </draw:polygon>
        <draw:frame draw:style-name="gr3" draw:text-style-name="P5" draw:layer="layout" svg:width="2.639cm" svg:height="0.331cm" svg:x="0.934cm" svg:y="0.515cm">
          <draw:text-box>
            <text:p text:style-name="P4"><text:span text:style-name="T2">11/23/22, 8:38 AM</text:span></text:p>
          </draw:text-box>
        </draw:frame>
        <draw:frame draw:style-name="gr3" draw:text-style-name="P5" draw:layer="layout" svg:width="4.032cm" svg:height="0.331cm" svg:x="10.355cm" svg:y="0.515cm">
          <draw:text-box>
            <text:p text:style-name="P4"><text:span text:style-name="T2">FB GROUP1 Assignment1.py</text:span></text:p>
          </draw:text-box>
        </draw:frame>
        <draw:frame draw:style-name="gr3" draw:text-style-name="P5" draw:layer="layout" svg:width="4.384cm" svg:height="0.331cm" svg:x="0.934cm" svg:y="28.866cm">
          <draw:text-box>
            <text:p text:style-name="P4"><text:span text:style-name="T2">localhost:4649/?mode=python</text:span></text:p>
          </draw:text-box>
        </draw:frame>
        <draw:polygon draw:style-name="gr2" draw:text-style-name="P3" draw:layer="layout" svg:width="19.05cm" svg:height="27.712cm" svg:x="0.987cm" svg:y="0.987cm" svg:viewBox="0 0 19051 27713" draw:points="0,0 19051,0 19051,27713 0,27713">
          <text:p/>
        </draw:polygon>
        <draw:polygon draw:style-name="gr2" draw:text-style-name="P3" draw:layer="layout" svg:width="19.05cm" svg:height="25.504cm" svg:x="0.987cm" svg:y="0.987cm" svg:viewBox="0 0 19051 25505" draw:points="0,0 19051,0 19051,25505 0,25505">
          <text:p/>
        </draw:polygon>
        <draw:frame draw:style-name="gr3" draw:text-style-name="P5" draw:layer="layout" svg:width="0.463cm" svg:height="0.331cm" svg:x="19.654cm" svg:y="28.866cm">
          <draw:text-box>
            <text:p text:style-name="P4"><text:span text:style-name="T2">1/1</text:span></text:p>
          </draw:text-box>
        </draw:frame>
        <draw:frame draw:style-name="gr4" draw:text-style-name="P6" draw:layer="layout" svg:width="2.796cm" svg:height="0.446cm" svg:x="1.804cm" svg:y="1.087cm">
          <draw:text-box>
            <text:p text:style-name="P4"><text:span text:style-name="T3"># Question 1</text:span></text:p>
          </draw:text-box>
        </draw:frame>
        <draw:frame draw:style-name="gr4" draw:text-style-name="P6" draw:layer="layout" svg:width="7.453cm" svg:height="0.446cm" svg:x="1.804cm" svg:y="1.543cm">
          <draw:text-box>
            <text:p text:style-name="P4"><text:span text:style-name="T3"># Print squares of numbers 1 - 6</text:span></text:p>
          </draw:text-box>
        </draw:frame>
        <draw:frame draw:style-name="gr4" draw:text-style-name="P6" draw:layer="layout" svg:width="4.426cm" svg:height="0.446cm" svg:x="1.804cm" svg:y="1.999cm">
          <draw:text-box>
            <text:p text:style-name="P4"><text:span text:style-name="T4">print</text:span><text:span text:style-name="T5">(</text:span><text:span text:style-name="T6">'Question 1'</text:span><text:span text:style-name="T5">)</text:span></text:p>
          </draw:text-box>
        </draw:frame>
        <draw:frame draw:style-name="gr4" draw:text-style-name="P6" draw:layer="layout" svg:width="7.919cm" svg:height="0.446cm" svg:x="1.804cm" svg:y="2.479cm">
          <draw:text-box>
            <text:p text:style-name="P4"><text:span text:style-name="T4">print</text:span><text:span text:style-name="T5">(</text:span><text:span text:style-name="T6">"Squares of numbers 1 - 6:"</text:span><text:span text:style-name="T5">)</text:span></text:p>
          </draw:text-box>
        </draw:frame>
        <draw:frame draw:style-name="gr4" draw:text-style-name="P6" draw:layer="layout" svg:width="5.357cm" svg:height="0.446cm" svg:x="1.804cm" svg:y="2.935cm">
          <draw:text-box>
            <text:p text:style-name="P4"><text:span text:style-name="T4">print</text:span><text:span text:style-name="T5">(</text:span><text:span text:style-name="T6">"Number <text:s/>Sqaure"</text:span><text:span text:style-name="T5">)</text:span></text:p>
          </draw:text-box>
        </draw:frame>
        <draw:frame draw:style-name="gr4" draw:text-style-name="P6" draw:layer="layout" svg:width="4.894cm" svg:height="0.446cm" svg:x="1.804cm" svg:y="3.847cm">
          <draw:text-box>
            <text:p text:style-name="P4"><text:span text:style-name="T7">for</text:span><text:span text:style-name="T5"> i </text:span><text:span text:style-name="T7">in</text:span><text:span text:style-name="T5"> </text:span><text:span text:style-name="T4">range</text:span><text:span text:style-name="T5">(</text:span><text:span text:style-name="T8">1</text:span><text:span text:style-name="T5">, </text:span><text:span text:style-name="T8">7</text:span><text:span text:style-name="T5">):</text:span></text:p>
          </draw:text-box>
        </draw:frame>
        <draw:frame draw:style-name="gr4" draw:text-style-name="P6" draw:layer="layout" svg:width="5.356cm" svg:height="0.446cm" svg:x="1.804cm" svg:y="4.302cm">
          <draw:text-box>
            <text:p text:style-name="P4"><text:span text:style-name="T5"><text:s text:c="4"/></text:span><text:span text:style-name="T4">print</text:span><text:span text:style-name="T5">(i, </text:span><text:span text:style-name="T6">"\t"</text:span><text:span text:style-name="T5">, i*i)</text:span></text:p>
          </draw:text-box>
        </draw:frame>
        <draw:frame draw:style-name="gr4" draw:text-style-name="P6" draw:layer="layout" svg:width="13.273cm" svg:height="0.446cm" svg:x="1.804cm" svg:y="4.782cm">
          <draw:text-box>
            <text:p text:style-name="P4"><text:span text:style-name="T4">print</text:span><text:span text:style-name="T5">() <text:s text:c="14"/></text:span><text:span text:style-name="T3">#Print empty line between questions</text:span></text:p>
          </draw:text-box>
        </draw:frame>
        <draw:frame draw:style-name="gr4" draw:text-style-name="P6" draw:layer="layout" svg:width="15.369cm" svg:height="0.446cm" svg:x="1.804cm" svg:y="5.238cm">
          <draw:text-box>
            <text:p text:style-name="P4"><text:span text:style-name="T3">#----------------------------------------------------------------#</text:span></text:p>
          </draw:text-box>
        </draw:frame>
        <draw:frame draw:style-name="gr4" draw:text-style-name="P6" draw:layer="layout" svg:width="2.796cm" svg:height="0.446cm" svg:x="1.804cm" svg:y="6.606cm">
          <draw:text-box>
            <text:p text:style-name="P4"><text:span text:style-name="T3"># Question 2</text:span></text:p>
          </draw:text-box>
        </draw:frame>
        <draw:frame draw:style-name="gr4" draw:text-style-name="P6" draw:layer="layout" svg:width="7.686cm" svg:height="0.446cm" svg:x="1.804cm" svg:y="7.062cm">
          <draw:text-box>
            <text:p text:style-name="P4"><text:span text:style-name="T3"># Prints the length of any string</text:span></text:p>
          </draw:text-box>
        </draw:frame>
        <draw:frame draw:style-name="gr4" draw:text-style-name="P6" draw:layer="layout" svg:width="4.426cm" svg:height="0.446cm" svg:x="1.804cm" svg:y="7.541cm">
          <draw:text-box>
            <text:p text:style-name="P4"><text:span text:style-name="T4">print</text:span><text:span text:style-name="T5">(</text:span><text:span text:style-name="T6">'Question 2'</text:span><text:span text:style-name="T5">)</text:span></text:p>
          </draw:text-box>
        </draw:frame>
        <draw:frame draw:style-name="gr4" draw:text-style-name="P6" draw:layer="layout" svg:width="5.59cm" svg:height="0.446cm" svg:x="1.804cm" svg:y="8.453cm">
          <draw:text-box>
            <text:p text:style-name="P4"><text:span text:style-name="T7">def</text:span><text:span text:style-name="T5"> </text:span><text:span text:style-name="T9">findStringLength</text:span><text:span text:style-name="T5">(a):</text:span></text:p>
          </draw:text-box>
        </draw:frame>
        <draw:frame draw:style-name="gr4" draw:text-style-name="P6" draw:layer="layout" svg:width="6.988cm" svg:height="0.446cm" svg:x="1.804cm" svg:y="8.909cm">
          <draw:text-box>
            <text:p text:style-name="P4"><text:span text:style-name="T5"><text:s text:c="4"/></text:span><text:span text:style-name="T5">stringLength = </text:span><text:span text:style-name="T4">len</text:span><text:span text:style-name="T5">(</text:span><text:span text:style-name="T4">str</text:span><text:span text:style-name="T5">(a))</text:span></text:p>
          </draw:text-box>
        </draw:frame>
        <draw:frame draw:style-name="gr4" draw:text-style-name="P6" draw:layer="layout" svg:width="15.602cm" svg:height="0.446cm" svg:x="1.804cm" svg:y="9.365cm">
          <draw:text-box>
            <text:p text:style-name="P4"><text:span text:style-name="T5"><text:s text:c="4"/></text:span><text:span text:style-name="T4">print</text:span><text:span text:style-name="T5">(</text:span><text:span text:style-name="T6">"Length of '{}' is {} characters"</text:span><text:span text:style-name="T5">.format(a,stringLength))</text:span></text:p>
          </draw:text-box>
        </draw:frame>
        <draw:frame draw:style-name="gr4" draw:text-style-name="P6" draw:layer="layout" svg:width="16.766cm" svg:height="0.446cm" svg:x="1.804cm" svg:y="9.845cm">
          <draw:text-box>
            <text:p text:style-name="P4"><text:span text:style-name="T5">findStringLength(</text:span><text:span text:style-name="T6">'Paul'</text:span><text:span text:style-name="T5">) </text:span><text:span text:style-name="T3"># change 'Paul' to any string to get its length</text:span></text:p>
          </draw:text-box>
        </draw:frame>
        <draw:frame draw:style-name="gr4" draw:text-style-name="P6" draw:layer="layout" svg:width="10.48cm" svg:height="0.446cm" svg:x="1.804cm" svg:y="10.3cm">
          <draw:text-box>
            <text:p text:style-name="P4"><text:span text:style-name="T5">findStringLength(</text:span><text:span text:style-name="T6">"Power Learn Project (PLP)"</text:span><text:span text:style-name="T5">)</text:span></text:p>
          </draw:text-box>
        </draw:frame>
        <draw:frame draw:style-name="gr4" draw:text-style-name="P6" draw:layer="layout" svg:width="12.808cm" svg:height="0.446cm" svg:x="1.804cm" svg:y="10.756cm">
          <draw:text-box>
            <text:p text:style-name="P4"><text:span text:style-name="T5">userString = </text:span><text:span text:style-name="T4">input</text:span><text:span text:style-name="T5">(</text:span><text:span text:style-name="T6">"Enter a string then press Enter\n"</text:span><text:span text:style-name="T5">)</text:span></text:p>
          </draw:text-box>
        </draw:frame>
        <draw:frame draw:style-name="gr4" draw:text-style-name="P6" draw:layer="layout" svg:width="6.521cm" svg:height="0.446cm" svg:x="1.804cm" svg:y="11.212cm">
          <draw:text-box>
            <text:p text:style-name="P4"><text:span text:style-name="T5">findStringLength(userString)</text:span></text:p>
          </draw:text-box>
        </draw:frame>
        <draw:frame draw:style-name="gr4" draw:text-style-name="P6" draw:layer="layout" svg:width="13.972cm" svg:height="0.446cm" svg:x="1.804cm" svg:y="11.668cm">
          <draw:text-box>
            <text:p text:style-name="P4"><text:span text:style-name="T4">print</text:span><text:span text:style-name="T5">() <text:s text:c="17"/></text:span><text:span text:style-name="T3">#Print empty line between questions</text:span></text:p>
          </draw:text-box>
        </draw:frame>
        <draw:frame draw:style-name="gr4" draw:text-style-name="P6" draw:layer="layout" svg:width="15.369cm" svg:height="0.446cm" svg:x="1.804cm" svg:y="12.604cm">
          <draw:text-box>
            <text:p text:style-name="P4"><text:span text:style-name="T3">#----------------------------------------------------------------#</text:span></text:p>
          </draw:text-box>
        </draw:frame>
        <draw:frame draw:style-name="gr4" draw:text-style-name="P6" draw:layer="layout" svg:width="2.796cm" svg:height="0.446cm" svg:x="1.804cm" svg:y="13.971cm">
          <draw:text-box>
            <text:p text:style-name="P4"><text:span text:style-name="T3"># Question 3</text:span></text:p>
          </draw:text-box>
        </draw:frame>
        <draw:frame draw:style-name="gr4" draw:text-style-name="P6" draw:layer="layout" svg:width="15.835cm" svg:height="0.446cm" svg:x="1.804cm" svg:y="14.427cm">
          <draw:text-box>
            <text:p text:style-name="P4"><text:span text:style-name="T3"># Prints the character at specified position in a sentence or string</text:span></text:p>
          </draw:text-box>
        </draw:frame>
        <draw:frame draw:style-name="gr4" draw:text-style-name="P6" draw:layer="layout" svg:width="4.426cm" svg:height="0.446cm" svg:x="1.804cm" svg:y="14.907cm">
          <draw:text-box>
            <text:p text:style-name="P4"><text:span text:style-name="T4">print</text:span><text:span text:style-name="T5">(</text:span><text:span text:style-name="T6">'Question 3'</text:span><text:span text:style-name="T5">)</text:span></text:p>
          </draw:text-box>
        </draw:frame>
        <draw:frame draw:style-name="gr4" draw:text-style-name="P6" draw:layer="layout" svg:width="16.068cm" svg:height="0.446cm" svg:x="1.804cm" svg:y="15.363cm">
          <draw:text-box>
            <text:p text:style-name="P4"><text:span text:style-name="T4">print</text:span><text:span text:style-name="T5">(</text:span><text:span text:style-name="T6">'Print the character at index i in the string "Live happily "'</text:span><text:span text:style-name="T5">)</text:span></text:p>
          </draw:text-box>
        </draw:frame>
        <draw:frame draw:style-name="gr4" draw:text-style-name="P6" draw:layer="layout" svg:width="3.961cm" svg:height="0.446cm" svg:x="1.804cm" svg:y="16.275cm">
          <draw:text-box>
            <text:p text:style-name="P4"><text:span text:style-name="T7">def</text:span><text:span text:style-name="T5"> </text:span><text:span text:style-name="T9">printChar</text:span><text:span text:style-name="T5">(a):</text:span></text:p>
          </draw:text-box>
        </draw:frame>
        <draw:frame draw:style-name="gr4" draw:text-style-name="P6" draw:layer="layout" svg:width="3.96cm" svg:height="0.446cm" svg:x="1.804cm" svg:y="16.73cm">
          <draw:text-box>
            <text:p text:style-name="P4"><text:span text:style-name="T5"><text:s text:c="4"/></text:span><text:span text:style-name="T5">my_string = a</text:span></text:p>
          </draw:text-box>
        </draw:frame>
        <draw:frame draw:style-name="gr4" draw:text-style-name="P6" draw:layer="layout" svg:width="0.933cm" svg:height="0.446cm" svg:x="1.804cm" svg:y="17.21cm">
          <draw:text-box>
            <text:p text:style-name="P4"><text:span text:style-name="T5"><text:s text:c="4"/></text:span></text:p>
          </draw:text-box>
        </draw:frame>
        <draw:frame draw:style-name="gr4" draw:text-style-name="P6" draw:layer="layout" svg:width="10.945cm" svg:height="0.446cm" svg:x="1.804cm" svg:y="17.666cm">
          <draw:text-box>
            <text:p text:style-name="P4"><text:span text:style-name="T5"><text:s text:c="4"/></text:span><text:span text:style-name="T7">while</text:span><text:span text:style-name="T5"> </text:span><text:span text:style-name="T7">True</text:span><text:span text:style-name="T5">: <text:s/></text:span><text:span text:style-name="T3"># Loop to ensure correct input</text:span></text:p>
          </draw:text-box>
        </draw:frame>
        <draw:frame draw:style-name="gr4" draw:text-style-name="P6" draw:layer="layout" svg:width="2.797cm" svg:height="0.446cm" svg:x="1.804cm" svg:y="18.122cm">
          <draw:text-box>
            <text:p text:style-name="P4"><text:span text:style-name="T5"><text:s text:c="8"/></text:span><text:span text:style-name="T7">try</text:span><text:span text:style-name="T5">:</text:span></text:p>
          </draw:text-box>
        </draw:frame>
        <draw:frame draw:style-name="gr4" draw:text-style-name="P6" draw:layer="layout" svg:width="16.534cm" svg:height="0.446cm" svg:x="1.804cm" svg:y="18.578cm">
          <draw:text-box>
            <text:p text:style-name="P4"><text:span text:style-name="T5"><text:s text:c="12"/></text:span><text:span text:style-name="T5">index = </text:span><text:span text:style-name="T4">int</text:span><text:span text:style-name="T5">(</text:span><text:span text:style-name="T4">input</text:span><text:span text:style-name="T5">(</text:span><text:span text:style-name="T6">"Please enter string index to be printed.</text:span></text:p>
          </draw:text-box>
        </draw:frame>
        <draw:frame draw:style-name="gr4" draw:text-style-name="P6" draw:layer="layout" svg:width="6.289cm" svg:height="0.446cm" svg:x="1.804cm" svg:y="19.034cm">
          <draw:text-box>
            <text:p text:style-name="P4"><text:span text:style-name="T6">(starting 0 and above)\n"</text:span><text:span text:style-name="T5">))</text:span></text:p>
          </draw:text-box>
        </draw:frame>
        <draw:frame draw:style-name="gr4" draw:text-style-name="P6" draw:layer="layout" svg:width="3.96cm" svg:height="0.446cm" svg:x="1.804cm" svg:y="19.514cm">
          <draw:text-box>
            <text:p text:style-name="P4"><text:span text:style-name="T5"><text:s text:c="12"/></text:span><text:span text:style-name="T7">break</text:span></text:p>
          </draw:text-box>
        </draw:frame>
        <draw:frame draw:style-name="gr4" draw:text-style-name="P6" draw:layer="layout" svg:width="6.056cm" svg:height="0.446cm" svg:x="1.804cm" svg:y="19.969cm">
          <draw:text-box>
            <text:p text:style-name="P4"><text:span text:style-name="T5"><text:s text:c="8"/></text:span><text:span text:style-name="T7">except</text:span><text:span text:style-name="T5"> ValueError:</text:span></text:p>
          </draw:text-box>
        </draw:frame>
        <draw:frame draw:style-name="gr4" draw:text-style-name="P6" draw:layer="layout" svg:width="14.671cm" svg:height="0.446cm" svg:x="1.804cm" svg:y="20.425cm">
          <draw:text-box>
            <text:p text:style-name="P4"><text:span text:style-name="T5"><text:s text:c="12"/></text:span><text:span text:style-name="T4">print</text:span><text:span text:style-name="T5">(</text:span><text:span text:style-name="T6">"Invalid input. Please enter a whole number"</text:span><text:span text:style-name="T5">)</text:span></text:p>
          </draw:text-box>
        </draw:frame>
        <draw:frame draw:style-name="gr4" draw:text-style-name="P6" draw:layer="layout" svg:width="7.686cm" svg:height="0.446cm" svg:x="1.804cm" svg:y="20.881cm">
          <draw:text-box>
            <text:p text:style-name="P4"><text:span text:style-name="T5"><text:s text:c="4"/></text:span><text:span text:style-name="T5">stringLength = </text:span><text:span text:style-name="T4">len</text:span><text:span text:style-name="T5">(my_string)</text:span></text:p>
          </draw:text-box>
        </draw:frame>
        <draw:frame draw:style-name="gr4" draw:text-style-name="P6" draw:layer="layout" svg:width="0.933cm" svg:height="0.446cm" svg:x="1.804cm" svg:y="21.337cm">
          <draw:text-box>
            <text:p text:style-name="P4"><text:span text:style-name="T5"><text:s text:c="4"/></text:span></text:p>
          </draw:text-box>
        </draw:frame>
        <draw:frame draw:style-name="gr4" draw:text-style-name="P6" draw:layer="layout" svg:width="6.754cm" svg:height="0.446cm" svg:x="1.804cm" svg:y="21.793cm">
          <draw:text-box>
            <text:p text:style-name="P4"><text:span text:style-name="T5"><text:s text:c="4"/></text:span><text:span text:style-name="T7">if</text:span><text:span text:style-name="T5"> index &gt;= stringLength:</text:span></text:p>
          </draw:text-box>
        </draw:frame>
        <draw:frame draw:style-name="gr4" draw:text-style-name="P6" draw:layer="layout" svg:width="11.412cm" svg:height="0.446cm" svg:x="1.804cm" svg:y="22.273cm">
          <draw:text-box>
            <text:p text:style-name="P4"><text:span text:style-name="T5"><text:s text:c="8"/></text:span><text:span text:style-name="T4">print</text:span><text:span text:style-name="T5">(</text:span><text:span text:style-name="T6">"{} is out of range"</text:span><text:span text:style-name="T5">.format(index))</text:span></text:p>
          </draw:text-box>
        </draw:frame>
        <draw:frame draw:style-name="gr4" draw:text-style-name="P6" draw:layer="layout" svg:width="6.288cm" svg:height="0.446cm" svg:x="1.804cm" svg:y="22.729cm">
          <draw:text-box>
            <text:p text:style-name="P4"><text:span text:style-name="T5"><text:s text:c="4"/></text:span><text:span text:style-name="T7">elif</text:span><text:span text:style-name="T5"> stringLength == </text:span><text:span text:style-name="T8">0</text:span><text:span text:style-name="T5">:</text:span></text:p>
          </draw:text-box>
        </draw:frame>
        <draw:frame draw:style-name="gr4" draw:text-style-name="P6" draw:layer="layout" svg:width="6.755cm" svg:height="0.446cm" svg:x="1.804cm" svg:y="23.184cm">
          <draw:text-box>
            <text:p text:style-name="P4"><text:span text:style-name="T5"><text:s text:c="8"/></text:span><text:span text:style-name="T4">print</text:span><text:span text:style-name="T5">(</text:span><text:span text:style-name="T6">"Empty String"</text:span><text:span text:style-name="T5">)</text:span></text:p>
          </draw:text-box>
        </draw:frame>
        <draw:frame draw:style-name="gr4" draw:text-style-name="P6" draw:layer="layout" svg:width="2.097cm" svg:height="0.446cm" svg:x="1.804cm" svg:y="23.64cm">
          <draw:text-box>
            <text:p text:style-name="P4"><text:span text:style-name="T5"><text:s text:c="4"/></text:span><text:span text:style-name="T7">else</text:span><text:span text:style-name="T5">:</text:span></text:p>
          </draw:text-box>
        </draw:frame>
        <draw:frame draw:style-name="gr4" draw:text-style-name="P6" draw:layer="layout" svg:width="12.343cm" svg:height="0.446cm" svg:x="1.804cm" svg:y="24.096cm">
          <draw:text-box>
            <text:p text:style-name="P4"><text:span text:style-name="T5"><text:s text:c="7"/></text:span><text:span text:style-name="T4">print</text:span><text:span text:style-name="T5">(</text:span><text:span text:style-name="T6">"{} is the {}th character in {}"</text:span><text:span text:style-name="T5">.format(</text:span></text:p>
          </draw:text-box>
        </draw:frame>
        <draw:frame draw:style-name="gr4" draw:text-style-name="P6" draw:layer="layout" svg:width="11.178cm" svg:height="0.446cm" svg:x="1.804cm" svg:y="24.576cm">
          <draw:text-box>
            <text:p text:style-name="P4"><text:span text:style-name="T5"><text:s text:c="12"/></text:span><text:span text:style-name="T5">my_string[index], index, my_string))</text:span></text:p>
          </draw:text-box>
        </draw:frame>
        <draw:frame draw:style-name="gr4" draw:text-style-name="P6" draw:layer="layout" svg:width="11.877cm" svg:height="0.446cm" svg:x="1.804cm" svg:y="25.488cm">
          <draw:text-box>
            <text:p text:style-name="P4"><text:span text:style-name="T5">printChar(</text:span><text:span text:style-name="T6">"Live Happily"</text:span><text:span text:style-name="T5">) </text:span><text:span text:style-name="T3"># Call printChar function</text:span></text:p>
          </draw:text-box>
        </draw:frame>
        <draw:polygon draw:style-name="gr2" draw:text-style-name="P3" draw:layer="layout" svg:width="0.72cm" svg:height="25.864cm" svg:x="0.987cm" svg:y="0.987cm" svg:viewBox="0 0 721 25865" draw:points="0,0 721,0 721,25865 0,25865">
          <text:p/>
        </draw:polygon>
        <draw:polygon draw:style-name="gr5" draw:text-style-name="P7" draw:layer="layout" svg:width="0.024cm" svg:height="25.864cm" svg:x="1.683cm" svg:y="0.987cm" svg:viewBox="0 0 25 25865" draw:points="0,0 25,0 25,25865 0,25865">
          <text:p/>
        </draw:polygon>
        <draw:frame draw:style-name="gr4" draw:text-style-name="P6" draw:layer="layout" svg:width="16.068cm" svg:height="0.446cm" svg:x="1.804cm" svg:y="25.944cm">
          <draw:text-box>
            <text:p text:style-name="P4"><text:span text:style-name="T5"><text:s text:c="26"/></text:span><text:span text:style-name="T3"># to print any characters in 'Live Happily'</text:span></text:p>
          </draw:text-box>
        </draw:frame>
        <draw:frame draw:style-name="gr4" draw:text-style-name="P6" draw:layer="layout" svg:width="0.383cm" svg:height="0.446cm" svg:x="1.381cm" svg:y="1.087cm">
          <draw:text-box>
            <text:p text:style-name="P4"><text:span text:style-name="T10">1</text:span></text:p>
          </draw:text-box>
        </draw:frame>
        <draw:frame draw:style-name="gr4" draw:text-style-name="P6" draw:layer="layout" svg:width="0.383cm" svg:height="0.446cm" svg:x="1.381cm" svg:y="1.543cm">
          <draw:text-box>
            <text:p text:style-name="P4"><text:span text:style-name="T10">2</text:span></text:p>
          </draw:text-box>
        </draw:frame>
        <draw:frame draw:style-name="gr4" draw:text-style-name="P6" draw:layer="layout" svg:width="0.383cm" svg:height="0.446cm" svg:x="1.381cm" svg:y="1.999cm">
          <draw:text-box>
            <text:p text:style-name="P4"><text:span text:style-name="T10">3</text:span></text:p>
          </draw:text-box>
        </draw:frame>
        <draw:frame draw:style-name="gr4" draw:text-style-name="P6" draw:layer="layout" svg:width="0.383cm" svg:height="0.446cm" svg:x="1.381cm" svg:y="2.479cm">
          <draw:text-box>
            <text:p text:style-name="P4"><text:span text:style-name="T10">4</text:span></text:p>
          </draw:text-box>
        </draw:frame>
        <draw:frame draw:style-name="gr4" draw:text-style-name="P6" draw:layer="layout" svg:width="0.383cm" svg:height="0.446cm" svg:x="1.381cm" svg:y="2.935cm">
          <draw:text-box>
            <text:p text:style-name="P4"><text:span text:style-name="T10">5</text:span></text:p>
          </draw:text-box>
        </draw:frame>
        <draw:frame draw:style-name="gr4" draw:text-style-name="P6" draw:layer="layout" svg:width="0.383cm" svg:height="0.446cm" svg:x="1.381cm" svg:y="3.391cm">
          <draw:text-box>
            <text:p text:style-name="P4"><text:span text:style-name="T10">6</text:span></text:p>
          </draw:text-box>
        </draw:frame>
        <draw:frame draw:style-name="gr4" draw:text-style-name="P6" draw:layer="layout" svg:width="0.383cm" svg:height="0.446cm" svg:x="1.381cm" svg:y="3.847cm">
          <draw:text-box>
            <text:p text:style-name="P4"><text:span text:style-name="T10">7</text:span></text:p>
          </draw:text-box>
        </draw:frame>
        <draw:frame draw:style-name="gr4" draw:text-style-name="P6" draw:layer="layout" svg:width="0.383cm" svg:height="0.446cm" svg:x="1.381cm" svg:y="4.302cm">
          <draw:text-box>
            <text:p text:style-name="P4"><text:span text:style-name="T10">8</text:span></text:p>
          </draw:text-box>
        </draw:frame>
        <draw:frame draw:style-name="gr4" draw:text-style-name="P6" draw:layer="layout" svg:width="0.383cm" svg:height="0.446cm" svg:x="1.381cm" svg:y="4.782cm">
          <draw:text-box>
            <text:p text:style-name="P4"><text:span text:style-name="T10">9</text:span></text:p>
          </draw:text-box>
        </draw:frame>
        <draw:frame draw:style-name="gr4" draw:text-style-name="P6" draw:layer="layout" svg:width="0.468cm" svg:height="0.446cm" svg:x="1.149cm" svg:y="5.238cm">
          <draw:text-box>
            <text:p text:style-name="P4"><text:span text:style-name="T10">10</text:span></text:p>
          </draw:text-box>
        </draw:frame>
        <draw:frame draw:style-name="gr4" draw:text-style-name="P6" draw:layer="layout" svg:width="0.468cm" svg:height="0.446cm" svg:x="1.149cm" svg:y="5.694cm">
          <draw:text-box>
            <text:p text:style-name="P4"><text:span text:style-name="T10">11</text:span></text:p>
          </draw:text-box>
        </draw:frame>
        <draw:frame draw:style-name="gr4" draw:text-style-name="P6" draw:layer="layout" svg:width="0.468cm" svg:height="0.446cm" svg:x="1.149cm" svg:y="6.15cm">
          <draw:text-box>
            <text:p text:style-name="P4"><text:span text:style-name="T10">12</text:span></text:p>
          </draw:text-box>
        </draw:frame>
        <draw:frame draw:style-name="gr4" draw:text-style-name="P6" draw:layer="layout" svg:width="0.468cm" svg:height="0.446cm" svg:x="1.149cm" svg:y="6.606cm">
          <draw:text-box>
            <text:p text:style-name="P4"><text:span text:style-name="T10">13</text:span></text:p>
          </draw:text-box>
        </draw:frame>
        <draw:frame draw:style-name="gr4" draw:text-style-name="P6" draw:layer="layout" svg:width="0.468cm" svg:height="0.446cm" svg:x="1.149cm" svg:y="7.062cm">
          <draw:text-box>
            <text:p text:style-name="P4"><text:span text:style-name="T10">14</text:span></text:p>
          </draw:text-box>
        </draw:frame>
        <draw:frame draw:style-name="gr4" draw:text-style-name="P6" draw:layer="layout" svg:width="0.468cm" svg:height="0.446cm" svg:x="1.149cm" svg:y="7.541cm">
          <draw:text-box>
            <text:p text:style-name="P4"><text:span text:style-name="T10">15</text:span></text:p>
          </draw:text-box>
        </draw:frame>
        <draw:frame draw:style-name="gr4" draw:text-style-name="P6" draw:layer="layout" svg:width="0.468cm" svg:height="0.446cm" svg:x="1.149cm" svg:y="7.997cm">
          <draw:text-box>
            <text:p text:style-name="P4"><text:span text:style-name="T10">16</text:span></text:p>
          </draw:text-box>
        </draw:frame>
        <draw:frame draw:style-name="gr4" draw:text-style-name="P6" draw:layer="layout" svg:width="0.468cm" svg:height="0.446cm" svg:x="1.149cm" svg:y="8.453cm">
          <draw:text-box>
            <text:p text:style-name="P4"><text:span text:style-name="T10">17</text:span></text:p>
          </draw:text-box>
        </draw:frame>
        <draw:frame draw:style-name="gr4" draw:text-style-name="P6" draw:layer="layout" svg:width="0.468cm" svg:height="0.446cm" svg:x="1.149cm" svg:y="8.909cm">
          <draw:text-box>
            <text:p text:style-name="P4"><text:span text:style-name="T10">18</text:span></text:p>
          </draw:text-box>
        </draw:frame>
        <draw:frame draw:style-name="gr4" draw:text-style-name="P6" draw:layer="layout" svg:width="0.468cm" svg:height="0.446cm" svg:x="1.149cm" svg:y="9.365cm">
          <draw:text-box>
            <text:p text:style-name="P4"><text:span text:style-name="T10">19</text:span></text:p>
          </draw:text-box>
        </draw:frame>
        <draw:frame draw:style-name="gr4" draw:text-style-name="P6" draw:layer="layout" svg:width="0.468cm" svg:height="0.446cm" svg:x="1.149cm" svg:y="9.845cm">
          <draw:text-box>
            <text:p text:style-name="P4"><text:span text:style-name="T10">20</text:span></text:p>
          </draw:text-box>
        </draw:frame>
        <draw:frame draw:style-name="gr4" draw:text-style-name="P6" draw:layer="layout" svg:width="0.468cm" svg:height="0.446cm" svg:x="1.149cm" svg:y="10.3cm">
          <draw:text-box>
            <text:p text:style-name="P4"><text:span text:style-name="T10">21</text:span></text:p>
          </draw:text-box>
        </draw:frame>
        <draw:frame draw:style-name="gr4" draw:text-style-name="P6" draw:layer="layout" svg:width="0.468cm" svg:height="0.446cm" svg:x="1.149cm" svg:y="10.756cm">
          <draw:text-box>
            <text:p text:style-name="P4"><text:span text:style-name="T10">22</text:span></text:p>
          </draw:text-box>
        </draw:frame>
        <draw:frame draw:style-name="gr4" draw:text-style-name="P6" draw:layer="layout" svg:width="0.468cm" svg:height="0.446cm" svg:x="1.149cm" svg:y="11.212cm">
          <draw:text-box>
            <text:p text:style-name="P4"><text:span text:style-name="T10">23</text:span></text:p>
          </draw:text-box>
        </draw:frame>
        <draw:frame draw:style-name="gr4" draw:text-style-name="P6" draw:layer="layout" svg:width="0.468cm" svg:height="0.446cm" svg:x="1.149cm" svg:y="11.668cm">
          <draw:text-box>
            <text:p text:style-name="P4"><text:span text:style-name="T10">24</text:span></text:p>
          </draw:text-box>
        </draw:frame>
        <draw:frame draw:style-name="gr4" draw:text-style-name="P6" draw:layer="layout" svg:width="0.468cm" svg:height="0.446cm" svg:x="1.149cm" svg:y="12.148cm">
          <draw:text-box>
            <text:p text:style-name="P4"><text:span text:style-name="T10">25</text:span></text:p>
          </draw:text-box>
        </draw:frame>
        <draw:frame draw:style-name="gr4" draw:text-style-name="P6" draw:layer="layout" svg:width="0.468cm" svg:height="0.446cm" svg:x="1.149cm" svg:y="12.604cm">
          <draw:text-box>
            <text:p text:style-name="P4"><text:span text:style-name="T10">26</text:span></text:p>
          </draw:text-box>
        </draw:frame>
        <draw:frame draw:style-name="gr4" draw:text-style-name="P6" draw:layer="layout" svg:width="0.468cm" svg:height="0.446cm" svg:x="1.149cm" svg:y="13.06cm">
          <draw:text-box>
            <text:p text:style-name="P4"><text:span text:style-name="T10">27</text:span></text:p>
          </draw:text-box>
        </draw:frame>
        <draw:frame draw:style-name="gr4" draw:text-style-name="P6" draw:layer="layout" svg:width="0.468cm" svg:height="0.446cm" svg:x="1.149cm" svg:y="13.515cm">
          <draw:text-box>
            <text:p text:style-name="P4"><text:span text:style-name="T10">28</text:span></text:p>
          </draw:text-box>
        </draw:frame>
        <draw:frame draw:style-name="gr4" draw:text-style-name="P6" draw:layer="layout" svg:width="0.468cm" svg:height="0.446cm" svg:x="1.149cm" svg:y="13.971cm">
          <draw:text-box>
            <text:p text:style-name="P4"><text:span text:style-name="T10">29</text:span></text:p>
          </draw:text-box>
        </draw:frame>
        <draw:frame draw:style-name="gr4" draw:text-style-name="P6" draw:layer="layout" svg:width="0.468cm" svg:height="0.446cm" svg:x="1.149cm" svg:y="14.427cm">
          <draw:text-box>
            <text:p text:style-name="P4"><text:span text:style-name="T10">30</text:span></text:p>
          </draw:text-box>
        </draw:frame>
        <draw:frame draw:style-name="gr4" draw:text-style-name="P6" draw:layer="layout" svg:width="0.468cm" svg:height="0.446cm" svg:x="1.149cm" svg:y="14.907cm">
          <draw:text-box>
            <text:p text:style-name="P4"><text:span text:style-name="T10">31</text:span></text:p>
          </draw:text-box>
        </draw:frame>
        <draw:frame draw:style-name="gr4" draw:text-style-name="P6" draw:layer="layout" svg:width="0.468cm" svg:height="0.446cm" svg:x="1.149cm" svg:y="15.363cm">
          <draw:text-box>
            <text:p text:style-name="P4"><text:span text:style-name="T10">32</text:span></text:p>
          </draw:text-box>
        </draw:frame>
        <draw:frame draw:style-name="gr4" draw:text-style-name="P6" draw:layer="layout" svg:width="0.468cm" svg:height="0.446cm" svg:x="1.149cm" svg:y="15.819cm">
          <draw:text-box>
            <text:p text:style-name="P4"><text:span text:style-name="T10">33</text:span></text:p>
          </draw:text-box>
        </draw:frame>
        <draw:frame draw:style-name="gr4" draw:text-style-name="P6" draw:layer="layout" svg:width="0.468cm" svg:height="0.446cm" svg:x="1.149cm" svg:y="16.275cm">
          <draw:text-box>
            <text:p text:style-name="P4"><text:span text:style-name="T10">34</text:span></text:p>
          </draw:text-box>
        </draw:frame>
        <draw:frame draw:style-name="gr4" draw:text-style-name="P6" draw:layer="layout" svg:width="0.468cm" svg:height="0.446cm" svg:x="1.149cm" svg:y="16.73cm">
          <draw:text-box>
            <text:p text:style-name="P4"><text:span text:style-name="T10">35</text:span></text:p>
          </draw:text-box>
        </draw:frame>
        <draw:frame draw:style-name="gr4" draw:text-style-name="P6" draw:layer="layout" svg:width="0.468cm" svg:height="0.446cm" svg:x="1.149cm" svg:y="17.21cm">
          <draw:text-box>
            <text:p text:style-name="P4"><text:span text:style-name="T10">36</text:span></text:p>
          </draw:text-box>
        </draw:frame>
        <draw:frame draw:style-name="gr4" draw:text-style-name="P6" draw:layer="layout" svg:width="0.468cm" svg:height="0.446cm" svg:x="1.149cm" svg:y="17.666cm">
          <draw:text-box>
            <text:p text:style-name="P4"><text:span text:style-name="T10">37</text:span></text:p>
          </draw:text-box>
        </draw:frame>
        <draw:frame draw:style-name="gr4" draw:text-style-name="P6" draw:layer="layout" svg:width="0.468cm" svg:height="0.446cm" svg:x="1.149cm" svg:y="18.122cm">
          <draw:text-box>
            <text:p text:style-name="P4"><text:span text:style-name="T10">38</text:span></text:p>
          </draw:text-box>
        </draw:frame>
        <draw:frame draw:style-name="gr4" draw:text-style-name="P6" draw:layer="layout" svg:width="0.468cm" svg:height="0.446cm" svg:x="1.149cm" svg:y="18.578cm">
          <draw:text-box>
            <text:p text:style-name="P4"><text:span text:style-name="T10">39</text:span></text:p>
          </draw:text-box>
        </draw:frame>
        <draw:frame draw:style-name="gr4" draw:text-style-name="P6" draw:layer="layout" svg:width="0.468cm" svg:height="0.446cm" svg:x="1.149cm" svg:y="19.514cm">
          <draw:text-box>
            <text:p text:style-name="P4"><text:span text:style-name="T10">40</text:span></text:p>
          </draw:text-box>
        </draw:frame>
        <draw:frame draw:style-name="gr4" draw:text-style-name="P6" draw:layer="layout" svg:width="0.468cm" svg:height="0.446cm" svg:x="1.149cm" svg:y="19.969cm">
          <draw:text-box>
            <text:p text:style-name="P4"><text:span text:style-name="T10">41</text:span></text:p>
          </draw:text-box>
        </draw:frame>
        <draw:frame draw:style-name="gr4" draw:text-style-name="P6" draw:layer="layout" svg:width="0.468cm" svg:height="0.446cm" svg:x="1.149cm" svg:y="20.425cm">
          <draw:text-box>
            <text:p text:style-name="P4"><text:span text:style-name="T10">42</text:span></text:p>
          </draw:text-box>
        </draw:frame>
        <draw:frame draw:style-name="gr4" draw:text-style-name="P6" draw:layer="layout" svg:width="0.468cm" svg:height="0.446cm" svg:x="1.149cm" svg:y="20.881cm">
          <draw:text-box>
            <text:p text:style-name="P4"><text:span text:style-name="T10">43</text:span></text:p>
          </draw:text-box>
        </draw:frame>
        <draw:frame draw:style-name="gr4" draw:text-style-name="P6" draw:layer="layout" svg:width="0.468cm" svg:height="0.446cm" svg:x="1.149cm" svg:y="21.337cm">
          <draw:text-box>
            <text:p text:style-name="P4"><text:span text:style-name="T10">44</text:span></text:p>
          </draw:text-box>
        </draw:frame>
        <draw:frame draw:style-name="gr4" draw:text-style-name="P6" draw:layer="layout" svg:width="0.468cm" svg:height="0.446cm" svg:x="1.149cm" svg:y="21.793cm">
          <draw:text-box>
            <text:p text:style-name="P4"><text:span text:style-name="T10">45</text:span></text:p>
          </draw:text-box>
        </draw:frame>
        <draw:frame draw:style-name="gr4" draw:text-style-name="P6" draw:layer="layout" svg:width="0.468cm" svg:height="0.446cm" svg:x="1.149cm" svg:y="22.273cm">
          <draw:text-box>
            <text:p text:style-name="P4"><text:span text:style-name="T10">46</text:span></text:p>
          </draw:text-box>
        </draw:frame>
        <draw:frame draw:style-name="gr4" draw:text-style-name="P6" draw:layer="layout" svg:width="0.468cm" svg:height="0.446cm" svg:x="1.149cm" svg:y="22.729cm">
          <draw:text-box>
            <text:p text:style-name="P4"><text:span text:style-name="T10">47</text:span></text:p>
          </draw:text-box>
        </draw:frame>
        <draw:frame draw:style-name="gr4" draw:text-style-name="P6" draw:layer="layout" svg:width="0.468cm" svg:height="0.446cm" svg:x="1.149cm" svg:y="23.184cm">
          <draw:text-box>
            <text:p text:style-name="P4"><text:span text:style-name="T10">48</text:span></text:p>
          </draw:text-box>
        </draw:frame>
        <draw:frame draw:style-name="gr4" draw:text-style-name="P6" draw:layer="layout" svg:width="0.468cm" svg:height="0.446cm" svg:x="1.149cm" svg:y="23.64cm">
          <draw:text-box>
            <text:p text:style-name="P4"><text:span text:style-name="T10">49</text:span></text:p>
          </draw:text-box>
        </draw:frame>
        <draw:frame draw:style-name="gr4" draw:text-style-name="P6" draw:layer="layout" svg:width="0.468cm" svg:height="0.446cm" svg:x="1.149cm" svg:y="24.096cm">
          <draw:text-box>
            <text:p text:style-name="P4"><text:span text:style-name="T10">50</text:span></text:p>
          </draw:text-box>
        </draw:frame>
        <draw:frame draw:style-name="gr4" draw:text-style-name="P6" draw:layer="layout" svg:width="0.468cm" svg:height="0.446cm" svg:x="1.149cm" svg:y="24.576cm">
          <draw:text-box>
            <text:p text:style-name="P4"><text:span text:style-name="T10">51</text:span></text:p>
          </draw:text-box>
        </draw:frame>
        <draw:frame draw:style-name="gr4" draw:text-style-name="P6" draw:layer="layout" svg:width="0.468cm" svg:height="0.446cm" svg:x="1.149cm" svg:y="25.032cm">
          <draw:text-box>
            <text:p text:style-name="P4"><text:span text:style-name="T10">52</text:span></text:p>
          </draw:text-box>
        </draw:frame>
        <draw:frame draw:style-name="gr4" draw:text-style-name="P6" draw:layer="layout" svg:width="0.468cm" svg:height="0.446cm" svg:x="1.149cm" svg:y="25.488cm">
          <draw:text-box>
            <text:p text:style-name="P4"><text:span text:style-name="T10">53</text:span></text:p>
          </draw:text-box>
        </draw:frame>
        <draw:frame draw:style-name="gr4" draw:text-style-name="P6" draw:layer="layout" svg:width="0.468cm" svg:height="0.446cm" svg:x="1.149cm" svg:y="25.944cm">
          <draw:text-box>
            <text:p text:style-name="P4"><text:span text:style-name="T10">5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DejaVuSansMono" svg:font-family="DejaVuSansMono" style:font-pitch="variable"/>
    <style:font-face style:name="DejaVuSansMono1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1.022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3T09:01:56.180565453</dc:date>
    <meta:editing-duration>PT12M10S</meta:editing-duration>
    <meta:editing-cycles>1</meta:editing-cycles>
    <meta:document-statistic meta:object-count="111"/>
    <meta:generator>LibreOffice/7.3.6.2$Linux_X86_64 LibreOffice_project/30$Build-2</meta:generator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Arial, 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Roboto" fo:font-size="15pt" fo:letter-spacing="normal" fo:font-style="normal" style:text-underline-style="solid" style:text-underline-width="auto" style:text-underline-color="font-color" fo:font-weight="bol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Roboto" fo:font-size="15pt" fo:letter-spacing="normal" fo:font-style="normal" style:text-underline-style="solid" style:text-underline-width="auto" style:text-underline-color="font-color" fo:font-weight="bold" officeooo:rsid="000549b9" officeooo:paragraph-rsid="000549b9"/>
    </style:style>
    <style:style style:name="T1" style:family="text">
      <style:text-properties officeooo:rsid="0007ef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milyBank-cohort II-Assignments-Group-1</text:p>
      <text:p text:style-name="P2"><text:span text:style-name="T1">Python</text:span> Assignment 1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